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rea HTTP</text:h>
      <text:p text:style-name="P1"><text:span text:style-name="T1"/></text:p>
      <text:p text:style-name="Text_20_body">Requests realizados cuando se navega <text:a xlink:type="simple" xlink:href="http://www.google.com/">www.google.com</text:a>:</text:p>
      <text:list xml:id="list7964503441831318805" text:style-name="L1">
        <text:list-item>
          <text:p text:style-name="P2">GET <text:a xlink:type="simple" xlink:href="https://www.google.com.ar/ig/cp/get?hl=es&amp;gl=ar&amp;authuser=0&amp;bundleJs=0">https://www.google.com.ar/ig/cp/get?hl=es&amp;gl=ar&amp;authuser=0&amp;bundleJs=0</text:a></text:p>
        </text:list-item>
        <text:list-item>
          <text:p text:style-name="P2">POST <text:a xlink:type="simple" xlink:href="https://plus.google.com/u/0/_/n/gcosuc?origin=https%3A%2F%2Fwww.google.com.ar">https://plus.google.com/u/0/_/n/gcosuc?origin=https%3A%2F%2Fwww.google.com.ar</text:a></text:p>
        </text:list-item>
      </text:list>
      <text:p text:style-name="Text_20_body"/>
      <text:p text:style-name="Text_20_body">Requests realizados cuando se navega <text:a xlink:type="simple" xlink:href="http://www.unq.edu.ar/">www.unq.edu.ar</text:a>:</text:p>
      <text:list xml:id="list409122604233495081" text:style-name="L3">
        <text:list-item>
          <text:p text:style-name="P3">POST <text:a xlink:type="simple" xlink:href="http://www.unq.edu.ar/includes/modulos/multimedia/_jx_multimedia_lista.php">http://www.unq.edu.ar/includes/modulos/multimedia/_jx_multimedia_lista.php</text:a></text:p>
        </text:list-item>
        <text:list-item>
          <text:p text:style-name="P3">POST <text:a xlink:type="simple" xlink:href="http://www.unq.edu.ar/includes/modulos/multimedia/_jx_multimedia_item.php">http://www.unq.edu.ar/includes/modulos/multimedia/_jx_multimedia_item.php</text:a></text:p>
        </text:list-item>
      </text:list>
      <text:p text:style-name="Text_20_body"/>
      <text:p text:style-name="Text_20_body">Nombre de los parámetros enviados en el log in de <text:a xlink:type="simple" xlink:href="http://www.facebook.com/">www.facebook.com</text:a>:</text:p>
      <text:list xml:id="list7923748296991352627" text:style-name="L4">
        <text:list-item>
          <text:p text:style-name="P4">__a</text:p>
        </text:list-item>
        <text:list-item>
          <text:p text:style-name="P4">__user</text:p>
        </text:list-item>
        <text:list-item>
          <text:p text:style-name="P4">fb_dtsg</text:p>
        </text:list-item>
        <text:list-item>
          <text:p text:style-name="P4">reas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Merlo</meta:initial-creator>
    <meta:creation-date>2012-10-10T16:08:11.60</meta:creation-date>
    <meta:document-statistic meta:table-count="0" meta:image-count="0" meta:object-count="0" meta:page-count="1" meta:paragraph-count="12" meta:word-count="44" meta:character-count="522"/>
    <dc:date>2012-10-10T16:37:42.58</dc:date>
    <dc:creator>Alejandro Merlo</dc:creator>
    <meta:editing-duration>PT14M20S</meta:editing-duration>
    <meta:editing-cycles>1</meta:editing-cycles>
    <meta:generator>OpenOffice.org/3.4$Win32 OpenOffice.org_project/340m1$Build-9590</meta:generator>
  </office:meta>
</office:document-meta>
</file>